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28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ttps://kls.pria.ee/ka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107434" calcext:value-type="float">
            <text:p>107434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5614" calcext:value-type="float">
            <text:p>55614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90686" calcext:value-type="float">
            <text:p>90686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2429" calcext:value-type="float">
            <text:p>52429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68189" calcext:value-type="float">
            <text:p>68189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3086" calcext:value-type="float">
            <text:p>123086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09923" calcext:value-type="float">
            <text:p>109923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4233" calcext:value-type="float">
            <text:p>124233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1557" calcext:value-type="float">
            <text:p>91557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22309" calcext:value-type="float">
            <text:p>122309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0060" calcext:value-type="float">
            <text:p>50060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87581" calcext:value-type="float">
            <text:p>87581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04870" calcext:value-type="float">
            <text:p>104870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6097" calcext:value-type="float">
            <text:p>306097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5089" calcext:value-type="float">
            <text:p>135089</text:p>
          </table:table-cell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2814" calcext:value-type="float">
            <text:p>122814</text:p>
          </table:table-cell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65669" calcext:value-type="float">
            <text:p>165669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2649" calcext:value-type="float">
            <text:p>142649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8432" calcext:value-type="float">
            <text:p>108432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1599" calcext:value-type="float">
            <text:p>61599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3911" calcext:value-type="float">
            <text:p>103911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57581" calcext:value-type="float">
            <text:p>157581</text:p>
          </table:table-cell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40178" calcext:value-type="float">
            <text:p>140178</text:p>
          </table:table-cell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5903" calcext:value-type="float">
            <text:p>155903</text:p>
          </table:table-cell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9911" calcext:value-type="float">
            <text:p>129911</text:p>
          </table:table-cell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66437" calcext:value-type="float">
            <text:p>466437</text:p>
          </table:table-cell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519657" calcext:value-type="float">
            <text:p>519657</text:p>
          </table:table-cell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11874" calcext:value-type="float">
            <text:p>411874</text:p>
          </table:table-cell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07450" calcext:value-type="float">
            <text:p>60745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0274" calcext:value-type="float">
            <text:p>170274</text:p>
          </table:table-cell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9802" calcext:value-type="float">
            <text:p>99802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9192" calcext:value-type="float">
            <text:p>109192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069" calcext:value-type="float">
            <text:p>41069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2252" calcext:value-type="float">
            <text:p>62252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9121" calcext:value-type="float">
            <text:p>129121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6515" calcext:value-type="float">
            <text:p>106515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4836" calcext:value-type="float">
            <text:p>144836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4571" calcext:value-type="float">
            <text:p>114571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4454" calcext:value-type="float">
            <text:p>104454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1168" calcext:value-type="float">
            <text:p>61168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7986" calcext:value-type="float">
            <text:p>67986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32724" calcext:value-type="float">
            <text:p>132724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23378" calcext:value-type="float">
            <text:p>123378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34933" calcext:value-type="float">
            <text:p>134933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22935" calcext:value-type="float">
            <text:p>122935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12965" calcext:value-type="float">
            <text:p>112965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1740" calcext:value-type="float">
            <text:p>51740</text:p>
          </table:table-cell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5520" calcext:value-type="float">
            <text:p>75520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37628" calcext:value-type="float">
            <text:p>137628</text:p>
          </table:table-cell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7494" calcext:value-type="float">
            <text:p>117494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3651" calcext:value-type="float">
            <text:p>133651</text:p>
          </table:table-cell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23111" calcext:value-type="float">
            <text:p>123111</text:p>
          </table:table-cell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7686" calcext:value-type="float">
            <text:p>137686</text:p>
          </table:table-cell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1270" calcext:value-type="float">
            <text:p>41270</text:p>
          </table:table-cell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538" calcext:value-type="float">
            <text:p>72538</text:p>
          </table:table-cell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62154" calcext:value-type="float">
            <text:p>162154</text:p>
          </table:table-cell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9526" calcext:value-type="float">
            <text:p>129526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7166" calcext:value-type="float">
            <text:p>147166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23432" calcext:value-type="float">
            <text:p>123432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8532" calcext:value-type="float">
            <text:p>108532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88014" calcext:value-type="float">
            <text:p>288014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23295" calcext:value-type="float">
            <text:p>123295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4946" calcext:value-type="float">
            <text:p>134946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06937" calcext:value-type="float">
            <text:p>106937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7488" calcext:value-type="float">
            <text:p>87488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091" calcext:value-type="float">
            <text:p>57091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7660" calcext:value-type="float">
            <text:p>57660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4122" calcext:value-type="float">
            <text:p>114122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11958" calcext:value-type="float">
            <text:p>111958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4114" calcext:value-type="float">
            <text:p>84114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72768" calcext:value-type="float">
            <text:p>72768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3471" calcext:value-type="float">
            <text:p>63471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8162" calcext:value-type="float">
            <text:p>38162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6152" calcext:value-type="float">
            <text:p>56152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5228" calcext:value-type="float">
            <text:p>105228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392" calcext:value-type="float">
            <text:p>107392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8619" calcext:value-type="float">
            <text:p>108619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90699" calcext:value-type="float">
            <text:p>90699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302" calcext:value-type="float">
            <text:p>78302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5706" calcext:value-type="float">
            <text:p>45706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5128" calcext:value-type="float">
            <text:p>75128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36224" calcext:value-type="float">
            <text:p>136224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2039" calcext:value-type="float">
            <text:p>112039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9003" calcext:value-type="float">
            <text:p>109003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2660" calcext:value-type="float">
            <text:p>102660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1794" calcext:value-type="float">
            <text:p>111794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7449" calcext:value-type="float">
            <text:p>47449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9705" calcext:value-type="float">
            <text:p>69705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42401" calcext:value-type="float">
            <text:p>142401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01764" calcext:value-type="float">
            <text:p>10176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16986" calcext:value-type="float">
            <text:p>116986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ttp://kls.pria.ee/geoserver/pria_avalik/ow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kls.pria.ee/geoserver/pria_avalik/wm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No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Nov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Nov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No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ov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string" calcext:value-type="string">
            <text:p>Nov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string" calcext:value-type="string">
            <text:p>Nov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No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961" calcext:value-type="float">
            <text:p>1961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c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c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Oc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Oc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Oc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Oc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Oct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c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Oc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Oc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inspire.pria.ee/services/services/wf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p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p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p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Ap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p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Ap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p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p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p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p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u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u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ug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u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u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e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e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a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Ju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l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u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Ju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Ju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Ju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Ju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Ju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string" calcext:value-type="string">
            <text:p>Nov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74" calcext:value-type="float">
            <text:p>1474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Nov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c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Oc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e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Sep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ep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://inspire.pria.ee/services/services/wm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v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Päev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p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Ap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p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Ap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p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p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p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p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p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Ap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p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p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p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Ap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Ap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Ap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p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Au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u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ug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Au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u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u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u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e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Fe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e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b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F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eb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Fe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Fe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eb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eb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Feb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b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eb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eb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eb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eb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eb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b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Feb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eb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J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Ja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a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a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a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u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u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Ju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Ju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u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Jul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Jul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Jul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ul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u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u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J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Ju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Ju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J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u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Ju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u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u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u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M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M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r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a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r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Ma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Ma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r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Ma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M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a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Ma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Ma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a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a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ay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ay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Nov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ov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c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c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Oc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c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c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c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e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e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e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p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string" calcext:value-type="string">
            <text:p>Se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ep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p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ep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p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Pivot Table_stats_1" table:style-name="ta1">
        <table:table-column table:style-name="co5" table:default-cell-style-name="ce3"/>
        <table:table-column table:style-name="co5" table:default-cell-style-name="ce7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s://kls.pria.ee/kaart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6" office:value-type="float" office:value="1187971" calcext:value-type="float">
            <text:p>1187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2769263" calcext:value-type="float">
            <text:p>2769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517363" calcext:value-type="float">
            <text:p>3517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3905525" calcext:value-type="float">
            <text:p>390552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1380122" calcext:value-type="float">
            <text:p>1138012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kls.pria.ee/geoserver/pria_avalik/ows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6"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3722" calcext:value-type="float">
            <text:p>372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kls.pria.ee/geoserver/pria_avalik/wms</text:p>
          </table:table-cell>
        </table:table-row>
        <table:table-row table:style-name="ro1">
          <table:table-cell table:style-name="ce2" office:value-type="string" calcext:value-type="string">
            <text:p>Aug</text:p>
          </table:table-cell>
          <table:table-cell table:style-name="ce6"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2319" calcext:value-type="float">
            <text:p>2319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0792" calcext:value-type="float">
            <text:p>10792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inspire.pria.ee/services/services/wfs</text:p>
          </table:table-cell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6"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5395" calcext:value-type="float">
            <text:p>539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15184" calcext:value-type="float">
            <text:p>15184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Kuu</text:p>
          </table:table-cell>
          <table:table-cell table:style-name="ce5" office:value-type="string" calcext:value-type="string">
            <text:p>Sum - Arv</text:p>
          </table:table-cell>
          <table:table-cell/>
          <table:table-cell office:value-type="string" calcext:value-type="string">
            <text:p>http://inspire.pria.ee/services/services/wms</text:p>
          </table:table-cell>
        </table:table-row>
        <table:table-row table:style-name="ro1">
          <table:table-cell table:style-name="ce2" office:value-type="string" calcext:value-type="string">
            <text:p>Jan</text:p>
          </table:table-cell>
          <table:table-cell table:style-name="ce6"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841" calcext:value-type="float">
            <text:p>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</text:p>
          </table:table-cell>
          <table:table-cell table:style-name="ce8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7892" calcext:value-type="float">
            <text:p>7892</text:p>
          </table:table-cell>
          <table:table-cell table:number-columns-repeated="2"/>
        </table:table-row>
      </table:table>
      <table:named-expressions/>
      <table:database-ranges>
        <table:database-range table:name="__Anonymous_DB__1" table:target-range-address="stats.F3:stats.F3" table:contains-header="false"/>
        <table:database-range table:name="__Anonymous_DB__2" table:target-range-address="stats.B3:stats.D93" table:contains-header="false"/>
      </table:database-ranges>
      <table:data-pilot-tables>
        <table:data-pilot-table table:name="DataPilot1" table:application-data="" table:target-range-address="'Pivot Table_stats_1'.A1:'Pivot Table_stats_1'.B6" table:buttons="'Pivot Table_stats_1'.A1" table:show-filter-button="false" table:drill-down-on-double-click="false">
          <table:source-cell-range table:cell-range-address="stats.B2:stats.D93"/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38162" table:display="true" table:show-details="true"/>
                <table:data-pilot-member table:name="41069" table:display="true" table:show-details="true"/>
                <table:data-pilot-member table:name="41270" table:display="true" table:show-details="true"/>
                <table:data-pilot-member table:name="45706" table:display="true" table:show-details="true"/>
                <table:data-pilot-member table:name="47449" table:display="true" table:show-details="true"/>
                <table:data-pilot-member table:name="50060" table:display="true" table:show-details="true"/>
                <table:data-pilot-member table:name="51740" table:display="true" table:show-details="true"/>
                <table:data-pilot-member table:name="52429" table:display="true" table:show-details="true"/>
                <table:data-pilot-member table:name="55614" table:display="true" table:show-details="true"/>
                <table:data-pilot-member table:name="56152" table:display="true" table:show-details="true"/>
                <table:data-pilot-member table:name="57091" table:display="true" table:show-details="true"/>
                <table:data-pilot-member table:name="57660" table:display="true" table:show-details="true"/>
                <table:data-pilot-member table:name="61168" table:display="true" table:show-details="true"/>
                <table:data-pilot-member table:name="61599" table:display="true" table:show-details="true"/>
                <table:data-pilot-member table:name="62252" table:display="true" table:show-details="true"/>
                <table:data-pilot-member table:name="63471" table:display="true" table:show-details="true"/>
                <table:data-pilot-member table:name="67986" table:display="true" table:show-details="true"/>
                <table:data-pilot-member table:name="68189" table:display="true" table:show-details="true"/>
                <table:data-pilot-member table:name="69705" table:display="true" table:show-details="true"/>
                <table:data-pilot-member table:name="72538" table:display="true" table:show-details="true"/>
                <table:data-pilot-member table:name="72768" table:display="true" table:show-details="true"/>
                <table:data-pilot-member table:name="75128" table:display="true" table:show-details="true"/>
                <table:data-pilot-member table:name="75520" table:display="true" table:show-details="true"/>
                <table:data-pilot-member table:name="78302" table:display="true" table:show-details="true"/>
                <table:data-pilot-member table:name="84114" table:display="true" table:show-details="true"/>
                <table:data-pilot-member table:name="87488" table:display="true" table:show-details="true"/>
                <table:data-pilot-member table:name="87581" table:display="true" table:show-details="true"/>
                <table:data-pilot-member table:name="90686" table:display="true" table:show-details="true"/>
                <table:data-pilot-member table:name="90699" table:display="true" table:show-details="true"/>
                <table:data-pilot-member table:name="91557" table:display="true" table:show-details="true"/>
                <table:data-pilot-member table:name="99802" table:display="true" table:show-details="true"/>
                <table:data-pilot-member table:name="101764" table:display="true" table:show-details="true"/>
                <table:data-pilot-member table:name="102660" table:display="true" table:show-details="true"/>
                <table:data-pilot-member table:name="103911" table:display="true" table:show-details="true"/>
                <table:data-pilot-member table:name="104454" table:display="true" table:show-details="true"/>
                <table:data-pilot-member table:name="104870" table:display="true" table:show-details="true"/>
                <table:data-pilot-member table:name="105228" table:display="true" table:show-details="true"/>
                <table:data-pilot-member table:name="106515" table:display="true" table:show-details="true"/>
                <table:data-pilot-member table:name="106937" table:display="true" table:show-details="true"/>
                <table:data-pilot-member table:name="107392" table:display="true" table:show-details="true"/>
                <table:data-pilot-member table:name="107434" table:display="true" table:show-details="true"/>
                <table:data-pilot-member table:name="108432" table:display="true" table:show-details="true"/>
                <table:data-pilot-member table:name="108532" table:display="true" table:show-details="true"/>
                <table:data-pilot-member table:name="108619" table:display="true" table:show-details="true"/>
                <table:data-pilot-member table:name="109003" table:display="true" table:show-details="true"/>
                <table:data-pilot-member table:name="109192" table:display="true" table:show-details="true"/>
                <table:data-pilot-member table:name="109923" table:display="true" table:show-details="true"/>
                <table:data-pilot-member table:name="111794" table:display="true" table:show-details="true"/>
                <table:data-pilot-member table:name="111958" table:display="true" table:show-details="true"/>
                <table:data-pilot-member table:name="112039" table:display="true" table:show-details="true"/>
                <table:data-pilot-member table:name="112965" table:display="true" table:show-details="true"/>
                <table:data-pilot-member table:name="114122" table:display="true" table:show-details="true"/>
                <table:data-pilot-member table:name="114571" table:display="true" table:show-details="true"/>
                <table:data-pilot-member table:name="116986" table:display="true" table:show-details="true"/>
                <table:data-pilot-member table:name="117494" table:display="true" table:show-details="true"/>
                <table:data-pilot-member table:name="122309" table:display="true" table:show-details="true"/>
                <table:data-pilot-member table:name="122814" table:display="true" table:show-details="true"/>
                <table:data-pilot-member table:name="122935" table:display="true" table:show-details="true"/>
                <table:data-pilot-member table:name="123086" table:display="true" table:show-details="true"/>
                <table:data-pilot-member table:name="123111" table:display="true" table:show-details="true"/>
                <table:data-pilot-member table:name="123295" table:display="true" table:show-details="true"/>
                <table:data-pilot-member table:name="123378" table:display="true" table:show-details="true"/>
                <table:data-pilot-member table:name="123432" table:display="true" table:show-details="true"/>
                <table:data-pilot-member table:name="124233" table:display="true" table:show-details="true"/>
                <table:data-pilot-member table:name="129121" table:display="true" table:show-details="true"/>
                <table:data-pilot-member table:name="129526" table:display="true" table:show-details="true"/>
                <table:data-pilot-member table:name="129911" table:display="true" table:show-details="true"/>
                <table:data-pilot-member table:name="132724" table:display="true" table:show-details="true"/>
                <table:data-pilot-member table:name="133651" table:display="true" table:show-details="true"/>
                <table:data-pilot-member table:name="134933" table:display="true" table:show-details="true"/>
                <table:data-pilot-member table:name="134946" table:display="true" table:show-details="true"/>
                <table:data-pilot-member table:name="135089" table:display="true" table:show-details="true"/>
                <table:data-pilot-member table:name="136224" table:display="true" table:show-details="true"/>
                <table:data-pilot-member table:name="137628" table:display="true" table:show-details="true"/>
                <table:data-pilot-member table:name="137686" table:display="true" table:show-details="true"/>
                <table:data-pilot-member table:name="140178" table:display="true" table:show-details="true"/>
                <table:data-pilot-member table:name="142401" table:display="true" table:show-details="true"/>
                <table:data-pilot-member table:name="142649" table:display="true" table:show-details="true"/>
                <table:data-pilot-member table:name="144836" table:display="true" table:show-details="true"/>
                <table:data-pilot-member table:name="147166" table:display="true" table:show-details="true"/>
                <table:data-pilot-member table:name="155903" table:display="true" table:show-details="true"/>
                <table:data-pilot-member table:name="157581" table:display="true" table:show-details="true"/>
                <table:data-pilot-member table:name="162154" table:display="true" table:show-details="true"/>
                <table:data-pilot-member table:name="165669" table:display="true" table:show-details="true"/>
                <table:data-pilot-member table:name="170274" table:display="true" table:show-details="true"/>
                <table:data-pilot-member table:name="288014" table:display="true" table:show-details="true"/>
                <table:data-pilot-member table:name="306097" table:display="true" table:show-details="true"/>
                <table:data-pilot-member table:name="411874" table:display="true" table:show-details="true"/>
                <table:data-pilot-member table:name="466437" table:display="true" table:show-details="true"/>
                <table:data-pilot-member table:name="519657" table:display="true" table:show-details="true"/>
                <table:data-pilot-member table:name="6074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tats_1'.A9:'Pivot Table_stats_1'.B14" table:buttons="'Pivot Table_stats_1'.A9" table:show-filter-button="false" table:drill-down-on-double-click="false">
          <table:source-cell-range table:cell-range-address="stats.B97:stats.D188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3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81" table:display="true" table:show-details="true"/>
                <table:data-pilot-member table:name="96" table:display="true" table:show-details="true"/>
                <table:data-pilot-member table:name="98" table:display="true" table:show-details="true"/>
                <table:data-pilot-member table:name="138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92" table:display="true" table:show-details="true"/>
                <table:data-pilot-member table:name="240" table:display="true" table:show-details="true"/>
                <table:data-pilot-member table:name="328" table:display="true" table:show-details="true"/>
                <table:data-pilot-member table:name="6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tats_1'.A17:'Pivot Table_stats_1'.B22" table:buttons="'Pivot Table_stats_1'.A17" table:show-filter-button="false" table:drill-down-on-double-click="false">
          <table:source-cell-range table:cell-range-address="stats.B192:stats.D279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9" table:display="true" table:show-details="true"/>
                <table:data-pilot-member table:name="31" table:display="true" table:show-details="true"/>
                <table:data-pilot-member table:name="35" table:display="true" table:show-details="true"/>
                <table:data-pilot-member table:name="39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9" table:display="true" table:show-details="true"/>
                <table:data-pilot-member table:name="67" table:display="true" table:show-details="true"/>
                <table:data-pilot-member table:name="73" table:display="true" table:show-details="true"/>
                <table:data-pilot-member table:name="95" table:display="true" table:show-details="true"/>
                <table:data-pilot-member table:name="105" table:display="true" table:show-details="true"/>
                <table:data-pilot-member table:name="107" table:display="true" table:show-details="true"/>
                <table:data-pilot-member table:name="111" table:display="true" table:show-details="true"/>
                <table:data-pilot-member table:name="114" table:display="true" table:show-details="true"/>
                <table:data-pilot-member table:name="128" table:display="true" table:show-details="true"/>
                <table:data-pilot-member table:name="134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7" table:display="true" table:show-details="true"/>
                <table:data-pilot-member table:name="186" table:display="true" table:show-details="true"/>
                <table:data-pilot-member table:name="210" table:display="true" table:show-details="true"/>
                <table:data-pilot-member table:name="220" table:display="true" table:show-details="true"/>
                <table:data-pilot-member table:name="226" table:display="true" table:show-details="true"/>
                <table:data-pilot-member table:name="235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317" table:display="true" table:show-details="true"/>
                <table:data-pilot-member table:name="318" table:display="true" table:show-details="true"/>
                <table:data-pilot-member table:name="356" table:display="true" table:show-details="true"/>
                <table:data-pilot-member table:name="417" table:display="true" table:show-details="true"/>
                <table:data-pilot-member table:name="491" table:display="true" table:show-details="true"/>
                <table:data-pilot-member table:name="795" table:display="true" table:show-details="true"/>
                <table:data-pilot-member table:name="924" table:display="true" table:show-details="true"/>
                <table:data-pilot-member table:name="1017" table:display="true" table:show-details="true"/>
                <table:data-pilot-member table:name="19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stats_1'.A25:'Pivot Table_stats_1'.B37" table:buttons="'Pivot Table_stats_1'.A25" table:show-filter-button="false" table:drill-down-on-double-click="false">
          <table:source-cell-range table:cell-range-address="stats.B283:stats.D559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2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71" table:display="true" table:show-details="true"/>
                <table:data-pilot-member table:name="85" table:display="true" table:show-details="true"/>
                <table:data-pilot-member table:name="90" table:display="true" table:show-details="true"/>
                <table:data-pilot-member table:name="406" table:display="true" table:show-details="true"/>
                <table:data-pilot-member table:name="566" table:display="true" table:show-details="true"/>
                <table:data-pilot-member table:name="1473" table:display="true" table:show-details="true"/>
                <table:data-pilot-member table:name="1474" table:display="true" table:show-details="true"/>
                <table:data-pilot-member table:name="147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Pivot Table_stats_1'.A40:'Pivot Table_stats_1'.B52" table:buttons="'Pivot Table_stats_1'.A40" table:show-filter-button="false" table:drill-down-on-double-click="false">
          <table:source-cell-range table:cell-range-address="stats.B562:stats.D783"/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Kuu" table:orientation="row" table:used-hierarchy="0" table:function="auto">
            <table:data-pilot-level table:show-empty="false">
              <table:data-pilot-members>
                <table:data-pilot-member table:name="Jan" table:display="true" table:show-details="true"/>
                <table:data-pilot-member table:name="Feb" table:display="true" table:show-details="true"/>
                <table:data-pilot-member table:name="Mar" table:display="true" table:show-details="true"/>
                <table:data-pilot-member table:name="Apr" table:display="true" table:show-details="true"/>
                <table:data-pilot-member table:name="May" table:display="true" table:show-details="true"/>
                <table:data-pilot-member table:name="Jun" table:display="true" table:show-details="true"/>
                <table:data-pilot-member table:name="Jul" table:display="true" table:show-details="true"/>
                <table:data-pilot-member table:name="Aug" table:display="true" table:show-details="true"/>
                <table:data-pilot-member table:name="Sep" table:display="true" table:show-details="true"/>
                <table:data-pilot-member table:name="Oct" table:display="true" table:show-details="true"/>
                <table:data-pilot-member table:name="Nov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v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7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0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2" table:display="true" table:show-details="true"/>
                <table:data-pilot-member table:name="94" table:display="true" table:show-details="true"/>
                <table:data-pilot-member table:name="104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19" table:display="true" table:show-details="true"/>
                <table:data-pilot-member table:name="122" table:display="true" table:show-details="true"/>
                <table:data-pilot-member table:name="129" table:display="true" table:show-details="true"/>
                <table:data-pilot-member table:name="162" table:display="true" table:show-details="true"/>
                <table:data-pilot-member table:name="198" table:display="true" table:show-details="true"/>
                <table:data-pilot-member table:name="284" table:display="true" table:show-details="true"/>
                <table:data-pilot-member table:name="703" table:display="true" table:show-details="true"/>
                <table:data-pilot-member table:name="730" table:display="true" table:show-details="true"/>
                <table:data-pilot-member table:name="144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20:54:54.921786000</dc:date>
    <meta:editing-duration>PT5H41M27S</meta:editing-duration>
    <meta:editing-cycles>1</meta:editing-cycles>
    <meta:generator>LibreOffice/4.3.7.2$MacOSX_x86 LibreOffice_project/8a35821d8636a03b8bf4e15b48f59794652c68ba</meta:generator>
    <meta:document-statistic meta:table-count="2" meta:cell-count="2411" meta:object-count="0"/>
  </office:meta>
</office:document-meta>
</file>